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poi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.76" calcext:value-type="float">
            <text:p>1,7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.79" calcext:value-type="float">
            <text:p>1,7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.68" calcext:value-type="float">
            <text:p>1,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.84" calcext:value-type="float">
            <text:p>1,8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.68" calcext:value-type="float">
            <text:p>1,6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.78" calcext:value-type="float">
            <text:p>1,7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.72" calcext:value-type="float">
            <text:p>1,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.82" calcext:value-type="float">
            <text:p>1,8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.84" calcext:value-type="float">
            <text:p>1,8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2:.B11])" office:value-type="float" office:value="23.3" calcext:value-type="float">
            <text:p>23,3</text:p>
          </table:table-cell>
          <table:table-cell table:formula="of:=AVERAGE([.C2:.C11])" office:value-type="float" office:value="1.771" calcext:value-type="float">
            <text:p>1,771</text:p>
          </table:table-cell>
          <table:table-cell table:formula="of:=AVERAGE([.D2:.D11])" office:value-type="float" office:value="73.9" calcext:value-type="float">
            <text:p>73,9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PA([.B2:.B11])" office:value-type="float" office:value="2.3259406699226" calcext:value-type="float">
            <text:p>2,3259406699226</text:p>
          </table:table-cell>
          <table:table-cell table:formula="of:=STDEVPA([.C2:.C11])" office:value-type="float" office:value="0.0569999999999999" calcext:value-type="float">
            <text:p>0,057</text:p>
          </table:table-cell>
          <table:table-cell table:formula="of:=STDEVPA([.D2:.D11])" office:value-type="float" office:value="12.5892811550144" calcext:value-type="float">
            <text:p>12,5892811550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1:28:47.891014372</meta:creation-date>
    <dc:date>2020-06-30T11:35:37.755711258</dc:date>
    <meta:editing-duration>PT6M49S</meta:editing-duration>
    <meta:editing-cycles>3</meta:editing-cycles>
    <meta:generator>LibreOffice/6.0.7.3$Linux_X86_64 LibreOffice_project/00m0$Build-3</meta:generator>
    <meta:document-statistic meta:table-count="1" meta:cell-count="51" meta:object-count="0"/>
  </office:meta>
</office:document-meta>
</file>